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0ce5c1"/>
    </style:style>
    <style:style style:name="P2" style:family="paragraph" style:parent-style-name="Heading_20_4">
      <style:text-properties officeooo:paragraph-rsid="000ce5c1"/>
    </style:style>
    <style:style style:name="P3" style:family="paragraph" style:parent-style-name="Horizontal_20_Line">
      <style:text-properties officeooo:paragraph-rsid="000ce5c1"/>
    </style:style>
    <style:style style:name="P4" style:family="paragraph" style:parent-style-name="Text_20_body">
      <style:text-properties officeooo:paragraph-rsid="000ce5c1"/>
    </style:style>
    <style:style style:name="T1" style:family="text">
      <style:text-properties officeooo:rsid="000e09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3 – El ciclo de vida, el individuo y el sistema</text:h>
      <text:p text:style-name="P4">El ciclo de la vida lo vemos en todas las criaturas que nos rodean. Lo vemos en los pájaros que anidan cada primavera, en los árboles que florecen y luego dejan caer sus hojas, en los insectos que apenas viven unos días, y en nosotros mismos. Forma parte de la experiencia más elemental de estar vivo: nacer, crecer, reproducirse, envejecer, morir. Por eso lo aceptamos con naturalidad, casi sin pensar demasiado en ello. Parece un hecho inevitable, algo que simplemente “es así”.</text:p>
      <text:p text:style-name="P4">Pero si nos detenemos a reflexionar, enseguida aparece la dificultad. ¿Por qué debe ser así? ¿Por qué es necesario que todo organismo cumpla con ese patrón? Desde el punto de vista del individuo, la lógica del ciclo de vida no resulta tan evidente.</text:p>
      <text:p text:style-name="P3"/>
      <text:h text:style-name="P2" text:outline-level="4">1. El individuo frente al ciclo de vida</text:h>
      <text:p text:style-name="P4">Si consideramos a los individuos como elementos aislados, independientes, el ciclo de vida no parece tener demasiado sentido. Pensemos en un árbol, en un pez o en una mosca. Para ellos, dejar descendencia no les aporta ninguna satisfacción personal. No los hace más felices, ni les concede ninguna gratificación consciente. Desde su perspectiva individual, ¿qué importancia tiene reproducirse? ¿Y qué sentido tiene envejecer y morir?</text:p>
      <text:p text:style-name="P4">Incluso en el caso de los humanos, que sí experimentamos la alegría de ver crecer a los hijos y nietos, seguimos teniendo la duda. La reproducción puede darnos satisfacción emocional, pero ¿qué necesidad estricta habría de envejecer y morir? ¿No podríamos seguir viviendo indefinidamente, acompañando a las siguientes generaciones, disfrutando de nuestra vida sin la amenaza constante del final?</text:p>
      <text:p text:style-name="P4">A primera vista, parecería posible imaginar individuos que existieran sin someterse al ciclo. Seres que simplemente vivieran, sin nacer ni morir, sin reproducirse, manteniéndose siempre idénticos a sí mismos.</text:p>
      <text:p text:style-name="P3"/>
      <text:h text:style-name="P2" text:outline-level="4">2. El espejismo de la independencia</text:h>
      <text:p text:style-name="P4">De hecho, esa fantasía no es extraña. Muchos de nosotros hemos soñado alguna vez con una forma de existencia etérea, como un espíritu flotando libre en el espacio, sin límites, eterno, autosuficiente. Una especie de inmortalidad personal, en soledad pero sin necesidades, sin la urgencia de reproducirse ni la condena de morir.</text:p>
      <text:p text:style-name="P4">¿Y por qué no? ¿Por qué no podría ser así?</text:p>
      <text:p text:style-name="P4">El problema con esta fantasía es que se apoya en una ilusión: la de creer que los individuos son entidades autónomas, completas en sí mismas. En realidad, nunca lo son. Ningún individuo es una isla. Cada organismo está inevitablemente inserto en una red mayor: depende del alimento, del entorno, de otros organismos, de los flujos de energía e información que atraviesan la vida.</text:p>
      <text:p text:style-name="P4"><text:soft-page-break/>Un espíritu solitario y eterno, desconectado de todo, podría existir en nuestra imaginación. Pero en la realidad de la vida, eso no tiene sentido. La vida nunca se organiza en soledad; siempre se organiza en sistemas.</text:p>
      <text:p text:style-name="P3"/>
      <text:h text:style-name="P2" text:outline-level="4">3. El sentido en el sistema</text:h>
      <text:p text:style-name="P4">Es cuando miramos más allá del individuo y contemplamos el sistema del que forma parte, cuando el ciclo de vida revela su sentido profundo.</text:p>
      <text:p text:style-name="P4">Cada nacimiento, cada reproducción, cada muerte, es un latido del sistema. El ciclo de vida de los individuos es el tic-tac de su reloj interno, el pulso que mantiene en movimiento a la totalidad. Si ese pulso se detuviera, el sistema dejaría de funcionar. Y si el sistema dejara de funcionar, la vida misma dejaría de existir.</text:p>
      <text:p text:style-name="P4">Lo que para el individuo puede parecer una condena —tener que nacer, reproducirse, morir— para el sistema es la condición misma de su existencia. El ciclo de vida es el mecanismo que permite la renovación continua, la circulación de información, la adaptación constante.</text:p>
      <text:p text:style-name="P4">Por eso, desde la perspectiva del sistema, cada individuo tiene una función. Esa función no es arbitraria, está inscrita en el propio diseño de la vida. Y las instrucciones de esa tarea son justamente el ciclo de vida que cada uno debe cumplir.</text:p>
      <text:p text:style-name="P3"/>
      <text:h text:style-name="P2" text:outline-level="4">4. La misión inevitable</text:h>
      <text:p text:style-name="P4">¿Cumplirán los individuos su misión? No hay duda. La vida posee una inteligencia extraordinaria, y las criaturas que crea son perfectas para la tarea que les corresponde.</text:p>
      <text:p text:style-name="P4">Un individuo no puede decidir si nacer o no. Ese instante queda completamente fuera de su alcance. Tampoco puede decidir si morir o no. Ese final también está fuera de su control. Y en cuanto a la reproducción, ocurrirá si las condiciones lo permiten, y no ocurrirá si no es posible. <text:span text:style-name="T1">Y e</text:span>xactamente así <text:span text:style-name="T1">es como </text:span>debe ser.</text:p>
      <text:p text:style-name="P4">Los individuos, en este sentido, son trabajadores incansables del sistema. No piden vacaciones, no esperan el retiro, no reclaman nada para sí. Simplemente hacen lo que tienen que hacer. Y lo hacen con perfección, porque la vida los ha diseñado para ello. Incluso cuando su tiempo se ha cumplido, incluso cuando ya han realizado su función, parecen querer continuar: siempre una vez más, <text:span text:style-name="T1">con la voluntad de esforzarce por </text:span>hacerlo mejor la próxima vez.</text:p>
      <text:p text:style-name="P3"/>
      <text:h text:style-name="P2" text:outline-level="4">5. Preparando el terreno</text:h>
      <text:p text:style-name="P4">Así entendemos que el ciclo de vida no tiene sentido desde la soledad del individuo, pero sí lo tiene desde la totalidad del sistema. El individuo aislado no necesita reproducirse ni morir. Pero el sistema al que pertenece sí necesita que lo haga. Porque el ciclo de vida no es un accidente ni una condena: es la condición de posibilidad de la vida misma.</text:p>
      <text:p text:style-name="P4"><text:soft-page-break/>Con esta conclusión cerramos nuestro laboratorio de este capítulo. Hemos visto el ciclo de vida como lo percibimos los individuos, hemos visto cómo se repite en todas las especies, y hemos descubierto que su verdadero sentido solo aparece cuando miramos más allá, hacia el sistema.</text:p>
      <text:p text:style-name="P4">En los próximos capítulos daremos un paso más. Veremos cómo ese sistema funciona en la práctica. Cómo utiliza los ciclos de vida de los individuos como engranajes de una máquina inteligente, capaz de procesar información y resolver problemas. Y veremos que, lejos de ser un simple accidente biológico, la vida se revela como un sistema de cálculo extraordinario, capaz de aprender, explorar y cre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14T09:46:35.013000000</meta:creation-date>
    <dc:date>2025-09-14T10:03:28.753000000</dc:date>
    <meta:editing-duration>PT16M53S</meta:editing-duration>
    <meta:editing-cycles>2</meta:editing-cycles>
    <meta:generator>LibreOffice/7.3.5.2$Windows_X86_64 LibreOffice_project/184fe81b8c8c30d8b5082578aee2fed2ea847c01</meta:generator>
    <meta:document-statistic meta:table-count="0" meta:image-count="0" meta:object-count="0" meta:page-count="3" meta:paragraph-count="25" meta:word-count="976" meta:character-count="5879" meta:non-whitespace-character-count="4927"/>
  </office:meta>
</office:document-meta>
</file>